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a63" officeooo:paragraph-rsid="00083a63"/>
    </style:style>
    <style:style style:name="P2" style:family="paragraph" style:parent-style-name="Standard">
      <style:text-properties officeooo:rsid="00090864" officeooo:paragraph-rsid="00090864"/>
    </style:style>
    <style:style style:name="P3" style:family="paragraph" style:parent-style-name="Standard">
      <style:text-properties officeooo:rsid="0009f1f2" officeooo:paragraph-rsid="0009f1f2"/>
    </style:style>
    <style:style style:name="P4" style:family="paragraph" style:parent-style-name="Standard">
      <style:text-properties officeooo:rsid="000a29fd" officeooo:paragraph-rsid="000a29fd"/>
    </style:style>
    <style:style style:name="P5" style:family="paragraph" style:parent-style-name="Standard">
      <style:text-properties officeooo:rsid="000ac095" officeooo:paragraph-rsid="000ac095"/>
    </style:style>
    <style:style style:name="P6" style:family="paragraph" style:parent-style-name="Standard">
      <style:text-properties officeooo:rsid="000ba754" officeooo:paragraph-rsid="000ba754"/>
    </style:style>
    <style:style style:name="P7" style:family="paragraph" style:parent-style-name="Standard">
      <style:text-properties officeooo:rsid="000bece5" officeooo:paragraph-rsid="000bece5"/>
    </style:style>
    <style:style style:name="P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83a63" officeooo:paragraph-rsid="00083a63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90864" officeooo:paragraph-rsid="00090864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a29fd" officeooo:paragraph-rsid="000a29fd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ac095" officeooo:paragraph-rsid="000ac095"/>
    </style:style>
    <style:style style:name="P1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ba754" officeooo:paragraph-rsid="000ba754"/>
    </style:style>
    <style:style style:name="P13" style:family="paragraph" style:parent-style-name="Standard">
      <style:text-properties style:text-underline-style="solid" style:text-underline-width="auto" style:text-underline-color="font-color" officeooo:rsid="0012ff32" officeooo:paragraph-rsid="0012ff32"/>
    </style:style>
    <style:style style:name="P14" style:family="paragraph" style:parent-style-name="Standard">
      <style:text-properties style:text-underline-style="none" officeooo:rsid="000f3759" officeooo:paragraph-rsid="000f3759"/>
    </style:style>
    <style:style style:name="P15" style:family="paragraph" style:parent-style-name="Standard">
      <style:text-properties style:text-underline-style="none" officeooo:rsid="0012ff32" officeooo:paragraph-rsid="0012ff32"/>
    </style:style>
    <style:style style:name="P16" style:family="paragraph" style:parent-style-name="Standard">
      <style:text-properties officeooo:rsid="00090864" officeooo:paragraph-rsid="00090864"/>
    </style:style>
    <style:style style:name="P17" style:family="paragraph" style:parent-style-name="Standard">
      <style:text-properties officeooo:rsid="0013d804" officeooo:paragraph-rsid="0013d804"/>
    </style:style>
    <style:style style:name="P18" style:family="paragraph" style:parent-style-name="Standard">
      <style:text-properties officeooo:rsid="000ac095" officeooo:paragraph-rsid="000ac095"/>
    </style:style>
    <style:style style:name="P19" style:family="paragraph" style:parent-style-name="Standard">
      <style:text-properties officeooo:rsid="0016fd24" officeooo:paragraph-rsid="0016fd24"/>
    </style:style>
    <style:style style:name="P20" style:family="paragraph" style:parent-style-name="Standard">
      <style:text-properties officeooo:rsid="0018863a" officeooo:paragraph-rsid="001accde"/>
    </style:style>
    <style:style style:name="P21" style:family="paragraph" style:parent-style-name="Standard">
      <style:text-properties officeooo:rsid="001e2f8d" officeooo:paragraph-rsid="001e2f8d"/>
    </style:style>
    <style:style style:name="P22" style:family="paragraph" style:parent-style-name="Standard">
      <style:text-properties officeooo:rsid="001e2f8d" officeooo:paragraph-rsid="00218a4d"/>
    </style:style>
    <style:style style:name="P23" style:family="paragraph" style:parent-style-name="Standard">
      <style:text-properties officeooo:rsid="000a29fd" officeooo:paragraph-rsid="001f9c0f"/>
    </style:style>
    <style:style style:name="P24" style:family="paragraph" style:parent-style-name="Standard">
      <style:text-properties officeooo:rsid="00083a63" officeooo:paragraph-rsid="00083a63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text-underline-style="none" officeooo:rsid="000f3759" officeooo:paragraph-rsid="000f3759"/>
    </style:style>
    <style:style style:name="P2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2f8d" officeooo:paragraph-rsid="001e2f8d"/>
    </style:style>
    <style:style style:name="P2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2f8d" officeooo:paragraph-rsid="00218a4d"/>
    </style:style>
    <style:style style:name="P2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83a63" officeooo:paragraph-rsid="00083a63"/>
    </style:style>
    <style:style style:name="T1" style:family="text">
      <style:text-properties officeooo:rsid="000bece5"/>
    </style:style>
    <style:style style:name="T2" style:family="text">
      <style:text-properties officeooo:rsid="000d92ab"/>
    </style:style>
    <style:style style:name="T3" style:family="text">
      <style:text-properties officeooo:rsid="001011e5"/>
    </style:style>
    <style:style style:name="T4" style:family="text">
      <style:text-properties officeooo:rsid="0017bd89"/>
    </style:style>
    <style:style style:name="T5" style:family="text">
      <style:text-properties officeooo:rsid="000ac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ticles </text:p>
      <text:p text:style-name="P2">id</text:p>
      <text:p text:style-name="P1">title</text:p>
      <text:p text:style-name="P2">conten<text:span text:style-name="T2">t</text:span></text:p>
      <text:p text:style-name="P1">created_by(usre_id)</text:p>
      <text:p text:style-name="P2">created_at</text:p>
      <text:p text:style-name="P2">updated_at</text:p>
      <text:p text:style-name="P1"/>
      <text:p text:style-name="P27">tags</text:p>
      <text:p text:style-name="P22">id</text:p>
      <text:p text:style-name="P22">tag_name</text:p>
      <text:p text:style-name="P22"/>
      <text:p text:style-name="P27">articles_tags</text:p>
      <text:p text:style-name="P22">article_id</text:p>
      <text:p text:style-name="P22">tag_id</text:p>
      <text:p text:style-name="P22"/>
      <text:p text:style-name="P1"/>
      <text:p text:style-name="P8">comments</text:p>
      <text:p text:style-name="P2">id</text:p>
      <text:p text:style-name="P2">content</text:p>
      <text:p text:style-name="P2">article_id</text:p>
      <text:p text:style-name="P2">created_by(user_id)</text:p>
      <text:p text:style-name="P2">created_at</text:p>
      <text:p text:style-name="P2">updated_at</text:p>
      <text:p text:style-name="P2"/>
      <text:p text:style-name="P2"/>
      <text:p text:style-name="P9">users (generation by devise)</text:p>
      <text:p text:style-name="P2">id</text:p>
      <text:p text:style-name="P17">name</text:p>
      <text:p text:style-name="P2">email</text:p>
      <text:p text:style-name="P2">encrypted_password</text:p>
      <text:p text:style-name="P2">reset_password_token</text:p>
      <text:p text:style-name="P2">reset_password_sent_at</text:p>
      <text:p text:style-name="P2">remember_created_at</text:p>
      <text:p text:style-name="P2">sign_in_count</text:p>
      <text:p text:style-name="P2">current_sign_in_at</text:p>
      <text:p text:style-name="P2">last_sign_in_at</text:p>
      <text:p text:style-name="P2">current_sign_in_ip</text:p>
      <text:p text:style-name="P2">last_sign_in_ip</text:p>
      <text:p text:style-name="P2">created_at</text:p>
      <text:p text:style-name="P2">updated_at</text:p>
      <text:p text:style-name="P2"/>
      <text:p text:style-name="P10">roles</text:p>
      <text:p text:style-name="P23"><text:span text:style-name="T5">role_level </text:span></text:p>
      <text:p text:style-name="P23">role_name</text:p>
      <text:p text:style-name="P5"/>
      <text:p text:style-name="P4"/>
      <text:p text:style-name="P10">user_rolls</text:p>
      <text:p text:style-name="P4">user_id</text:p>
      <text:p text:style-name="P4">roll_<text:span text:style-name="T3">level</text:span></text:p>
      <text:p text:style-name="P2"/>
      <text:p text:style-name="P9"><text:soft-page-break/>profiles</text:p>
      <text:p text:style-name="P3">id</text:p>
      <text:p text:style-name="P3">public_email</text:p>
      <text:p text:style-name="P5">location</text:p>
      <text:p text:style-name="P5">country</text:p>
      <text:p text:style-name="P20">profession</text:p>
      <text:p text:style-name="P5">institute/organization</text:p>
      <text:p text:style-name="P5">usre_id</text:p>
      <text:p text:style-name="P19"><text:span text:style-name="T4">profile_</text:span>image</text:p>
      <text:p text:style-name="P6"/>
      <text:p text:style-name="P25">ratings</text:p>
      <text:p text:style-name="P14">user_id</text:p>
      <text:p text:style-name="P14">article_id</text:p>
      <text:p text:style-name="P14"/>
      <text:p text:style-name="P14"/>
      <text:p text:style-name="P13">AddOn</text:p>
      <text:p text:style-name="P15"/>
      <text:p text:style-name="P12"><text:span text:style-name="T1">social_</text:span>media_type</text:p>
      <text:p text:style-name="P7">id</text:p>
      <text:p text:style-name="P7">type_name</text:p>
      <text:p text:style-name="P6"/>
      <text:p text:style-name="P11">social_medias</text:p>
      <text:p text:style-name="P6">id</text:p>
      <text:p text:style-name="P6"><text:span text:style-name="T1">social_</text:span>media_type<text:span text:style-name="T1">_id</text:span></text:p>
      <text:p text:style-name="P6">link</text:p>
      <text:p text:style-name="P7">usre_id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50:25.177578999</meta:creation-date>
    <dc:date>2019-03-15T12:26:16.808541571</dc:date>
    <meta:editing-duration>PT5H29M31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65" meta:character-count="632" meta:non-whitespace-character-count="627"/>
  </office:meta>
</office:document-meta>
</file>